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PTSerif-Regular" svg:font-family="PTSerif-Regular"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5in" fo:margin-right="0in" fo:text-indent="-0.5in" style:auto-text-indent="false" style:text-autospace="none">
        <style:tab-stops>
          <style:tab-stop style:position="-0.3472in"/>
          <style:tab-stop style:position="0in"/>
        </style:tab-stops>
      </style:paragraph-properties>
      <style:text-properties fo:color="#262626" style:font-name="PTSerif-Regular" fo:font-size="20pt" style:font-name-asian="PTSerif-Regular" style:font-size-asian="20pt" style:font-name-complex="PTSerif-Regular" style:font-size-complex="20pt"/>
    </style:style>
    <style:style style:name="P2" style:family="paragraph" style:parent-style-name="Standard">
      <style:paragraph-properties fo:margin-left="0.5in" fo:margin-right="0in" fo:text-align="start" style:justify-single-word="false" fo:text-indent="-0.5in" style:auto-text-indent="false" style:text-autospace="none">
        <style:tab-stops>
          <style:tab-stop style:position="-0.3472in"/>
          <style:tab-stop style:position="0in"/>
        </style:tab-stops>
      </style:paragraph-properties>
      <style:text-properties fo:color="#262626" style:font-name="PTSerif-Regular" fo:font-size="20pt" style:font-name-asian="PTSerif-Regular" style:font-size-asian="20pt" style:font-name-complex="PTSerif-Regular" style:font-size-complex="20pt"/>
    </style:style>
    <style:style style:name="P3" style:family="paragraph" style:parent-style-name="Standard">
      <style:paragraph-properties fo:margin-left="0.5in" fo:margin-right="0in" fo:text-align="start" style:justify-single-word="false" fo:text-indent="-0.5in" style:auto-text-indent="false" style:text-autospace="none">
        <style:tab-stops>
          <style:tab-stop style:position="-0.3472in"/>
          <style:tab-stop style:position="0in"/>
        </style:tab-stops>
      </style:paragraph-properties>
      <style:text-properties fo:color="#262626" style:font-name="PTSerif-Regular" fo:font-size="20pt" style:font-name-asian="PTSerif-Regular" style:font-size-asian="20pt" style:font-name-complex="PTSerif-Regular" style:font-size-complex="20pt"/>
    </style:style>
    <style:style style:name="P4" style:family="paragraph" style:parent-style-name="Standard">
      <style:paragraph-properties fo:margin-left="0.5in" fo:margin-right="0in" fo:margin-top="0in" fo:margin-bottom="0.4492in" fo:text-indent="-0.5in" style:auto-text-indent="false" style:text-autospace="none">
        <style:tab-stops>
          <style:tab-stop style:position="-0.3472in"/>
          <style:tab-stop style:position="0in"/>
        </style:tab-stops>
      </style:paragraph-properties>
    </style:style>
    <style:style style:name="P5" style:family="paragraph" style:parent-style-name="Standard">
      <style:paragraph-properties fo:margin-left="0in" fo:margin-right="0in" fo:text-align="start" style:justify-single-word="false" fo:text-indent="0in" style:auto-text-indent="false" style:text-autospace="none">
        <style:tab-stops>
          <style:tab-stop style:position="-0.3472in"/>
          <style:tab-stop style:position="0in"/>
        </style:tab-stops>
      </style:paragraph-properties>
      <style:text-properties fo:color="#262626" style:font-name="PTSerif-Regular" fo:font-size="12pt" style:font-name-asian="PTSerif-Regular" style:font-size-asian="12pt" style:font-name-complex="PTSerif-Regular" style:font-size-complex="12pt"/>
    </style:style>
    <style:style style:name="P6" style:family="paragraph" style:parent-style-name="Standard">
      <style:paragraph-properties fo:margin-left="0in" fo:margin-right="0in" fo:text-align="start" style:justify-single-word="false" fo:text-indent="0in" style:auto-text-indent="false" style:text-autospace="none">
        <style:tab-stops>
          <style:tab-stop style:position="-0.3472in"/>
          <style:tab-stop style:position="0in"/>
        </style:tab-stops>
      </style:paragraph-properties>
      <style:text-properties fo:color="#262626" style:font-name="PTSerif-Regular" fo:font-size="12pt" style:font-name-asian="PTSerif-Regular" style:font-size-asian="12pt" style:font-name-complex="PTSerif-Regular" style:font-size-complex="12pt"/>
    </style:style>
    <style:style style:name="T1" style:family="text">
      <style:text-properties fo:color="#262626" style:font-name="PTSerif-Regular" fo:font-size="20pt" style:font-name-asian="PTSerif-Regular" style:font-size-asian="20pt" style:font-name-complex="PTSerif-Regular"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Www.ted.com/">Www.ted.com</text:a></text:p>
      <text:p text:style-name="P1"/>
      <text:p text:style-name="P5">This is a great example of successful interactive design. The first thing that I noticed is that the videos are laid out in front of you in a clean manor. The bold typeface over each video gives you a very quick to the point over view of what the video is about. When you hover over the video more information is revealed and it animates the bounding box! Even when you scroll down the text in the videos rearranges to make the title most visible according to your scroll posistion. Clean, responsive, clear, and to the point!</text:p>
      <text:p text:style-name="P5"/>
      <text:p text:style-name="P2"><text:a xlink:type="simple" xlink:href="http://Www.ted.com/">Www.99u.com</text:a></text:p>
      <text:p text:style-name="P1"/>
      <text:p text:style-name="P5">This site has a really clean designer layout. The type thats used looks strong but not overly so. I enjoy having a news feed that is simple and linear in an up and down style. This makes things less distracted. They still have other stories on the side but they have no visuals which makes it easier to focus on the new content on the left. A bonus is the easy navigation at any time. The navigation bar follows you as you scroll down, which gives you a feeling of control. I could imagine having a more exciting roll over with story images. I love how the community can comment on stories and interact. </text:p>
      <text:p text:style-name="P5"/>
      <text:p text:style-name="P2"><text:a xlink:type="simple" xlink:href="http://Www.ted.com/">Www.canonrumors.com</text:a></text:p>
      <text:p text:style-name="P5"/>
      <text:p text:style-name="P5">This site is a small example of bad user interaction. The main things that bugs me about the site is how the ads are embedded with the navigation bar which clutters the layout on top and the side. The icons for social media at top looks really cheesy in full color in contrast to the black and red “canon theme” they have going on. The news feed is not seamless, you have to click next page every 10 stories or so. This can become really frustrating if you want to look through some of their older content. I enjoy how the author tags and links hash tags and stories to other similar stories so if you want to read more about that specific topic, it's all available in one click.</text:p>
      <text:p text:style-name="P5"/>
      <text:p text:style-name="P2"><text:a xlink:type="simple" xlink:href="http://Www.canonrumors.com/">Www.canonrumors.com</text:a></text:p>
      <text:p text:style-name="P2"/>
      <text:p text:style-name="P5">This site is just completely cluttered with ads and pop ups! It makes the user experience quite annoying at each click. When selecting the first letter of a show the organization is OK with the picture. But the main thing people are looking at is the title of the show. The titles type face is to similar in size and style to that of the body text to differentiate. <text:s/>Also some of the information in tables is cut off from running to long! The whole website feels very cluttered. There is a lot of information and shows, but it could be organized a lot better.</text:p>
      <text:p text:style-name="P2"><text:soft-page-break/></text:p>
      <text:p text:style-name="P5"/>
      <text:p text:style-name="P1">Why would someone want to visit the website or use the application?</text:p>
      <text:p text:style-name="P1">What are the site or application’s strengths?</text:p>
      <text:p text:style-name="P1">What are its weaknesses?</text:p>
      <text:p text:style-name="P1">What is the site or application missing?</text:p>
      <text:p text:style-name="P4"><text:span text:style-name="T1">Are you critiquing the application’s visual interface, branding, or functionality? All of those? N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PTSerif-Regular" svg:font-family="PTSerif-Regular"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TF_5f_Num_20_2_20_1" style:display-name="RTF_Num 2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Rice</meta:initial-creator>
    <meta:creation-date>2014-09-02T19:06:54</meta:creation-date>
    <dc:date>2014-09-02T19:30:43</dc:date>
    <dc:creator>Robert Rice</dc:creator>
    <meta:editing-duration>PT23M50S</meta:editing-duration>
    <meta:editing-cycles>4</meta:editing-cycles>
    <meta:generator>OpenOffice/4.0.1$Unix OpenOffice.org_project/401m5$Build-9714</meta:generator>
    <meta:document-statistic meta:table-count="0" meta:image-count="0" meta:object-count="0" meta:page-count="2" meta:paragraph-count="13" meta:word-count="494" meta:character-count="2706"/>
  </office:meta>
</office:document-meta>
</file>